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/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/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/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9" style:family="table-cell" style:parent-style-name="Default"/>
    <style:style style:name="ce10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/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>
      <style:table-cell-properties fo:background-color="transparent"/>
      <style:text-properties style:use-window-font-color="true"/>
    </style:style>
    <style:style style:name="ce16" style:family="table-cell" style:parent-style-name="Default"/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/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0" style:family="table-cell" style:parent-style-name="Default"/>
    <style:style style:name="ce21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/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ce24" style:family="table-cell" style:parent-style-name="Default"/>
    <style:style style:name="ce25" style:family="table-cell" style:parent-style-name="Default">
      <style:table-cell-properties fo:background-color="transparent"/>
      <style:text-properties style:use-window-font-color="true"/>
    </style:style>
    <style:style style:name="ce26" style:family="table-cell" style:parent-style-name="Default"/>
    <style:style style:name="ce2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ce14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ce22"/>
        <table:table-column table:style-name="co1" table:default-cell-style-name="ce24"/>
        <table:table-column table:style-name="co1" table:default-cell-style-name="ce26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ilestone_1</text:p>
          </table:table-cell>
          <table:table-cell table:style-name="ce6" office:value-type="string" calcext:value-type="string">
            <text:p>milestone_2</text:p>
          </table:table-cell>
          <table:table-cell table:style-name="ce8" office:value-type="string" calcext:value-type="string">
            <text:p>milestone_3</text:p>
          </table:table-cell>
          <table:table-cell table:style-name="ce10" office:value-type="string" calcext:value-type="string">
            <text:p>milestone_4</text:p>
          </table:table-cell>
          <table:table-cell table:style-name="ce12" office:value-type="string" calcext:value-type="string">
            <text:p>milestone_5</text:p>
          </table:table-cell>
          <table:table-cell table:style-name="ce5" office:value-type="string" calcext:value-type="string">
            <text:p>milestone_6</text:p>
          </table:table-cell>
          <table:table-cell table:style-name="ce5" office:value-type="string" calcext:value-type="string">
            <text:p>milestone_7</text:p>
          </table:table-cell>
          <table:table-cell table:style-name="ce5" office:value-type="string" calcext:value-type="string">
            <text:p>milestone_8</text:p>
          </table:table-cell>
          <table:table-cell table:style-name="ce5" office:value-type="string" calcext:value-type="string">
            <text:p>milestone_9</text:p>
          </table:table-cell>
          <table:table-cell table:style-name="ce5" office:value-type="string" calcext:value-type="string">
            <text:p>milestone_10</text:p>
          </table:table-cell>
          <table:table-cell table:style-name="ce5" office:value-type="string" calcext:value-type="string">
            <text:p>milestone_11</text:p>
          </table:table-cell>
          <table:table-cell table:style-name="ce5" office:value-type="string" calcext:value-type="string">
            <text:p>milestone_12</text:p>
          </table:table-cell>
          <table:table-cell office:value-type="string" calcext:value-type="string">
            <text:p>extra_1</text:p>
          </table:table-cell>
          <table:table-cell office:value-type="string" calcext:value-type="string">
            <text:p>extra_2</text:p>
          </table:table-cell>
          <table:table-cell office:value-type="string" calcext:value-type="string">
            <text:p>extra_3</text:p>
          </table:table-cell>
          <table:table-cell office:value-type="string" calcext:value-type="string">
            <text:p>extra_4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formula="of:=1-[.A2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1-[.A3]" office:value-type="float" office:value="0.0499999999999999" calcext:value-type="float">
            <text:p>0.05</text:p>
          </table:table-cell>
          <table:table-cell table:style-name="ce8"/>
          <table:table-cell table:style-name="ce10"/>
          <table:table-cell table:style-name="ce12"/>
          <table:table-cell table:style-name="ce15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number-columns-repeated="4"/>
        </table:table-row>
        <table:table-row table:style-name="ro1">
          <table:table-cell table:style-name="ce4" office:value-type="float" office:value="0.9" calcext:value-type="float">
            <text:p>0.9</text:p>
          </table:table-cell>
          <table:table-cell table:formula="of:=1-[.A4]" office:value-type="float" office:value="0.1" calcext:value-type="float">
            <text:p>0.1</text:p>
          </table:table-cell>
          <table:table-cell table:style-name="ce8"/>
          <table:table-cell table:style-name="ce10"/>
          <table:table-cell table:style-name="ce12"/>
          <table:table-cell table:style-name="ce15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number-columns-repeated="4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1-[.A5]" office:value-type="float" office:value="0.15" calcext:value-type="float">
            <text:p>0.15</text:p>
          </table:table-cell>
          <table:table-cell table:style-name="ce8"/>
          <table:table-cell table:style-name="ce10"/>
          <table:table-cell table:style-name="ce12"/>
          <table:table-cell table:style-name="ce15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number-columns-repeated="4"/>
        </table:table-row>
        <table:table-row table:style-name="ro1">
          <table:table-cell table:style-name="ce4" office:value-type="float" office:value="0.8" calcext:value-type="float">
            <text:p>0.8</text:p>
          </table:table-cell>
          <table:table-cell table:formula="of:=1-[.A6]" office:value-type="float" office:value="0.2" calcext:value-type="float">
            <text:p>0.2</text:p>
          </table:table-cell>
          <table:table-cell table:style-name="ce8"/>
          <table:table-cell table:style-name="ce10"/>
          <table:table-cell table:style-name="ce12"/>
          <table:table-cell table:style-name="ce15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number-columns-repeated="4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1-[.A7]" office:value-type="float" office:value="0.25" calcext:value-type="float">
            <text:p>0.25</text:p>
          </table:table-cell>
          <table:table-cell table:style-name="ce8"/>
          <table:table-cell table:style-name="ce10"/>
          <table:table-cell table:style-name="ce12"/>
          <table:table-cell table:style-name="ce15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number-columns-repeated="4"/>
        </table:table-row>
        <table:table-row table:style-name="ro1">
          <table:table-cell table:style-name="ce4" office:value-type="float" office:value="0.7" calcext:value-type="float">
            <text:p>0.7</text:p>
          </table:table-cell>
          <table:table-cell table:formula="of:=1-[.A8]" office:value-type="float" office:value="0.3" calcext:value-type="float">
            <text:p>0.3</text:p>
          </table:table-cell>
          <table:table-cell table:style-name="ce8"/>
          <table:table-cell table:style-name="ce10"/>
          <table:table-cell table:style-name="ce12"/>
          <table:table-cell table:style-name="ce15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number-columns-repeated="4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1-[.A9]" office:value-type="float" office:value="0.35" calcext:value-type="float">
            <text:p>0.35</text:p>
          </table:table-cell>
          <table:table-cell table:style-name="ce8"/>
          <table:table-cell table:style-name="ce10"/>
          <table:table-cell table:style-name="ce12"/>
          <table:table-cell table:style-name="ce15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number-columns-repeated="4"/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formula="of:=1-[.A10]" office:value-type="float" office:value="0.4" calcext:value-type="float">
            <text:p>0.4</text:p>
          </table:table-cell>
          <table:table-cell table:style-name="ce8"/>
          <table:table-cell table:style-name="ce10"/>
          <table:table-cell table:style-name="ce12"/>
          <table:table-cell table:style-name="ce15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number-columns-repeated="4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1-[.A11]" office:value-type="float" office:value="0.45" calcext:value-type="float">
            <text:p>0.45</text:p>
          </table:table-cell>
          <table:table-cell table:style-name="ce8"/>
          <table:table-cell table:style-name="ce10"/>
          <table:table-cell table:style-name="ce12"/>
          <table:table-cell table:style-name="ce15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number-columns-repeated="4"/>
        </table:table-row>
        <table:table-row table:style-name="ro1">
          <table:table-cell table:style-name="ce4" office:value-type="float" office:value="0.5" calcext:value-type="float">
            <text:p>0.5</text:p>
          </table:table-cell>
          <table:table-cell table:formula="of:=1-[.A12]"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1-[.A13]" office:value-type="float" office:value="0.55" calcext:value-type="float">
            <text:p>0.55</text:p>
          </table:table-cell>
          <table:table-cell table:number-columns-repeated="14"/>
        </table:table-row>
        <table:table-row table:style-name="ro1">
          <table:table-cell table:style-name="ce4" office:value-type="float" office:value="0.4" calcext:value-type="float">
            <text:p>0.4</text:p>
          </table:table-cell>
          <table:table-cell table:formula="of:=1-[.A14]" office:value-type="float" office:value="0.6" calcext:value-type="float">
            <text:p>0.6</text:p>
          </table:table-cell>
          <table:table-cell table:number-columns-repeated="14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1-[.A15]" office:value-type="float" office:value="0.65" calcext:value-type="float">
            <text:p>0.65</text:p>
          </table:table-cell>
          <table:table-cell table:number-columns-repeated="14"/>
        </table:table-row>
        <table:table-row table:style-name="ro1">
          <table:table-cell table:style-name="ce4" office:value-type="float" office:value="0.3" calcext:value-type="float">
            <text:p>0.3</text:p>
          </table:table-cell>
          <table:table-cell table:formula="of:=1-[.A16]" office:value-type="float" office:value="0.7" calcext:value-type="float">
            <text:p>0.7</text:p>
          </table:table-cell>
          <table:table-cell table:number-columns-repeated="14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1-[.A17]" office:value-type="float" office:value="0.75" calcext:value-type="float">
            <text:p>0.75</text:p>
          </table:table-cell>
          <table:table-cell table:number-columns-repeated="14"/>
        </table:table-row>
        <table:table-row table:style-name="ro1">
          <table:table-cell table:style-name="ce4" office:value-type="float" office:value="0.2" calcext:value-type="float">
            <text:p>0.2</text:p>
          </table:table-cell>
          <table:table-cell table:formula="of:=1-[.A18]" office:value-type="float" office:value="0.8" calcext:value-type="float">
            <text:p>0.8</text:p>
          </table:table-cell>
          <table:table-cell table:number-columns-repeated="14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1-[.A19]" office:value-type="float" office:value="0.85" calcext:value-type="float">
            <text:p>0.85</text:p>
          </table:table-cell>
          <table:table-cell table:number-columns-repeated="14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formula="of:=1-[.A20]" office:value-type="float" office:value="0.9" calcext:value-type="float">
            <text:p>0.9</text:p>
          </table:table-cell>
          <table:table-cell table:number-columns-repeated="14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1-[.A21]" office:value-type="float" office:value="0.95" calcext:value-type="float">
            <text:p>0.9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table:formula="of:=1-SUM([.C23:.D23])" office:value-type="float" office:value="0.975" calcext:value-type="float">
            <text:p>0.975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/>
          <table:table-cell table:formula="of:=1-SUM([.C24:.D24])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/>
          <table:table-cell table:formula="of:=1-SUM([.C25:.D25])" office:value-type="float" office:value="0.925" calcext:value-type="float">
            <text:p>0.925</text:p>
          </table:table-cell>
          <table:table-cell office:value-type="float" office:value="0.03" calcext:value-type="float">
            <text:p>0.03</text:p>
          </table:table-cell>
          <table:table-cell office:value-type="float" office:value="0.045" calcext:value-type="float">
            <text:p>0.04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/>
          <table:table-cell table:formula="of:=1-SUM([.C26:.D26])"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/>
          <table:table-cell table:formula="of:=1-SUM([.C27:.D27])" office:value-type="float" office:value="0.875" calcext:value-type="float">
            <text:p>0.87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/>
          <table:table-cell table:formula="of:=1-SUM([.C28:.D28])" office:value-type="float" office:value="0.85" calcext:value-type="float">
            <text:p>0.8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5625" calcext:value-type="float">
            <text:p>0.0562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/>
          <table:table-cell table:formula="of:=1-SUM([.C29:.D29])" office:value-type="float" office:value="0.825" calcext:value-type="float">
            <text:p>0.825</text:p>
          </table:table-cell>
          <table:table-cell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/>
          <table:table-cell table:formula="of:=1-SUM([.C30:.D30])"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75" calcext:value-type="float">
            <text:p>0.07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/>
          <table:table-cell table:formula="of:=1-SUM([.C31:.D31])" office:value-type="float" office:value="0.775" calcext:value-type="float">
            <text:p>0.775</text:p>
          </table:table-cell>
          <table:table-cell office:value-type="float" office:value="0.084375" calcext:value-type="float">
            <text:p>0.084375</text:p>
          </table:table-cell>
          <table:table-cell office:value-type="float" office:value="0.140625" calcext:value-type="float">
            <text:p>0.14062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/>
          <table:table-cell table:formula="of:=1-SUM([.C32:.D32])" office:value-type="float" office:value="0.75" calcext:value-type="float">
            <text:p>0.7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/>
          <table:table-cell table:formula="of:=1-SUM([.C33:.D33])"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0.275" calcext:value-type="float">
            <text:p>0.27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/>
          <table:table-cell table:formula="of:=1-SUM([.C34:.D34])"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office:value-type="float" office:value="0.18" calcext:value-type="float">
            <text:p>0.18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/>
          <table:table-cell table:formula="of:=1-SUM([.C35:.D35])" office:value-type="float" office:value="0.675" calcext:value-type="float">
            <text:p>0.675</text:p>
          </table:table-cell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/>
          <table:table-cell table:formula="of:=1-SUM([.C36:.D36])" office:value-type="float" office:value="0.65" calcext:value-type="float">
            <text:p>0.65</text:p>
          </table:table-cell>
          <table:table-cell office:value-type="float" office:value="0.28" calcext:value-type="float">
            <text:p>0.28</text:p>
          </table:table-cell>
          <table:table-cell office:value-type="float" office:value="0.07" calcext:value-type="float">
            <text:p>0.07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/>
          <table:table-cell table:formula="of:=1-SUM([.C37:.D37])" office:value-type="float" office:value="0.625" calcext:value-type="float">
            <text:p>0.625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2625" calcext:value-type="float">
            <text:p>0.262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/>
          <table:table-cell table:formula="of:=1-SUM([.C38:.D38])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/>
          <table:table-cell table:formula="of:=1-SUM([.C39:.D39])" office:value-type="float" office:value="0.575" calcext:value-type="float">
            <text:p>0.575</text:p>
          </table:table-cell>
          <table:table-cell office:value-type="float" office:value="0" calcext:value-type="float">
            <text:p>0</text:p>
          </table:table-cell>
          <table:table-cell office:value-type="float" office:value="0.425" calcext:value-type="float">
            <text:p>0.42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/>
          <table:table-cell table:formula="of:=1-SUM([.C40:.D40])" office:value-type="float" office:value="0.55" calcext:value-type="float">
            <text:p>0.55</text:p>
          </table:table-cell>
          <table:table-cell office:value-type="float" office:value="0.405" calcext:value-type="float">
            <text:p>0.405</text:p>
          </table:table-cell>
          <table:table-cell office:value-type="float" office:value="0.045" calcext:value-type="float">
            <text:p>0.04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/>
          <table:table-cell table:formula="of:=1-SUM([.C41:.D41])" office:value-type="float" office:value="0.525" calcext:value-type="float">
            <text:p>0.525</text:p>
          </table:table-cell>
          <table:table-cell office:value-type="float" office:value="0.095" calcext:value-type="float">
            <text:p>0.095</text:p>
          </table:table-cell>
          <table:table-cell office:value-type="float" office:value="0.38" calcext:value-type="float">
            <text:p>0.38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/>
          <table:table-cell table:formula="of:=1-SUM([.C42:.D42])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/>
          <table:table-cell table:formula="of:=1-SUM([.C43:.D43])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/>
          <table:table-cell table:formula="of:=1-SUM([.C44:.D44])"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2"/>
          <table:table-cell table:style-name="ce13"/>
          <table:table-cell table:number-columns-repeated="10"/>
        </table:table-row>
        <table:table-row table:style-name="ro1">
          <table:table-cell/>
          <table:table-cell table:formula="of:=1-SUM([.C45:.D45])"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13"/>
        </table:table-row>
        <table:table-row table:style-name="ro1">
          <table:table-cell/>
          <table:table-cell table:formula="of:=1-SUM([.C46:.D46])"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table:number-columns-repeated="13"/>
        </table:table-row>
        <table:table-row table:style-name="ro1">
          <table:table-cell/>
          <table:table-cell table:formula="of:=1-SUM([.C47:.D47])"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/>
          <table:table-cell table:formula="of:=1-SUM([.C48:.D48])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13"/>
        </table:table-row>
        <table:table-row table:style-name="ro1">
          <table:table-cell/>
          <table:table-cell table:formula="of:=1-SUM([.C49:.D49])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13"/>
        </table:table-row>
        <table:table-row table:style-name="ro1">
          <table:table-cell/>
          <table:table-cell table:formula="of:=1-SUM([.C50:.D50])"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table:number-columns-repeated="13"/>
        </table:table-row>
        <table:table-row table:style-name="ro1">
          <table:table-cell/>
          <table:table-cell table:formula="of:=1-SUM([.C51:.D51])" office:value-type="float" office:value="0.0999999999999996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13"/>
        </table:table-row>
        <table:table-row table:style-name="ro1">
          <table:table-cell/>
          <table:table-cell table:formula="of:=1-SUM([.C52:.D52])" office:value-type="float" office:value="0.0499999999999996" calcext:value-type="float">
            <text:p>0.05</text:p>
          </table:table-cell>
          <table:table-cell office:value-type="float" office:value="0.95" calcext:value-type="float">
            <text:p>0.95</text:p>
          </table:table-cell>
          <table:table-cell table:number-columns-repeated="13"/>
        </table:table-row>
        <table:table-row table:style-name="ro1">
          <table:table-cell/>
          <table:table-cell table:formula="of:=1-SUM([.C53:.D5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1-SUM([.C54:.D54])" office:value-type="float" office:value="0.45" calcext:value-type="float">
            <text:p>0.45</text:p>
          </table:table-cell>
          <table:table-cell/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/>
          <table:table-cell table:formula="of:=1-SUM([.C55:.D55])" office:value-type="float" office:value="0.4" calcext:value-type="float">
            <text:p>0.4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/>
          <table:table-cell table:formula="of:=1-SUM([.C56:.D56])" office:value-type="float" office:value="0.35" calcext:value-type="float">
            <text:p>0.35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12"/>
        </table:table-row>
        <table:table-row table:style-name="ro1">
          <table:table-cell/>
          <table:table-cell table:formula="of:=1-SUM([.C57:.D57])" office:value-type="float" office:value="0.3" calcext:value-type="float">
            <text:p>0.3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/>
          <table:table-cell table:formula="of:=1-SUM([.C58:.D58])" office:value-type="float" office:value="0.25" calcext:value-type="float">
            <text:p>0.25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2"/>
        </table:table-row>
        <table:table-row table:style-name="ro1">
          <table:table-cell/>
          <table:table-cell table:formula="of:=1-SUM([.C59:.D59])" office:value-type="float" office:value="0.2" calcext:value-type="float">
            <text:p>0.2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/>
          <table:table-cell table:formula="of:=1-SUM([.C60:.D60])" office:value-type="float" office:value="0.15" calcext:value-type="float">
            <text:p>0.15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12"/>
        </table:table-row>
        <table:table-row table:style-name="ro1">
          <table:table-cell/>
          <table:table-cell table:formula="of:=1-SUM([.C61:.D61])" office:value-type="float" office:value="0.0999999999999996" calcext:value-type="float">
            <text:p>0.1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/>
          <table:table-cell table:formula="of:=1-SUM([.C62:.D62])" office:value-type="float" office:value="0.0499999999999996" calcext:value-type="float">
            <text:p>0.05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12"/>
        </table:table-row>
        <table:table-row table:style-name="ro1">
          <table:table-cell/>
          <table:table-cell table:formula="of:=1-SUM([.C63:.D63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 table:number-rows-repeated="1048493">
          <table:table-cell table:number-columns-repeated="16"/>
        </table:table-row>
        <table:table-row table:style-name="ro1" table:number-rows-repeated="19">
          <table:table-cell table:style-name="ce5"/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ce5"/>
          <table:table-cell table:style-name="Default" table:number-columns-repeated="11"/>
          <table:table-cell table:number-columns-repeated="4"/>
        </table:table-row>
        <calcext:conditional-formats>
          <calcext:conditional-format calcext:target-range-address="cells.F45:cells.F1048556 cells.F2:cells.F22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G2:cells.G1048556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H2:cells.H1048556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I2:cells.I1048556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J2:cells.J1048556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K2:cells.K1048556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L2:cells.L1048556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A1:cells.A1048556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B1:cells.B1048556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C1:cells.C1048556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D1:cells.D1048556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E1:cells.E1048556 cells.F23:cells.F44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0:17:06.293652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4T10:17:40.847508166</dc:date>
    <dc:creator>Robrecht Cannoodt</dc:creator>
    <meta:editing-duration>PT3H31M52S</meta:editing-duration>
    <meta:editing-cycles>22</meta:editing-cycles>
    <meta:document-statistic meta:table-count="2" meta:cell-count="172" meta:object-count="0"/>
  </office:meta>
</office:document-meta>
</file>